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表格1" style:family="table">
      <style:table-properties style:width="17.007cm" table:align="left" style:writing-mode="lr-tb"/>
    </style:style>
    <style:style style:name="表格1.A" style:family="table-column">
      <style:table-column-properties style:column-width="5.666cm"/>
    </style:style>
    <style:style style:name="表格1.B" style:family="table-column">
      <style:table-column-properties style:column-width="5.667cm"/>
    </style:style>
    <style:style style:name="表格1.C" style:family="table-column">
      <style:table-column-properties style:column-width="5.674cm"/>
    </style:style>
    <style:style style:name="表格1.1" style:family="table-row">
      <style:table-row-properties fo:keep-together="auto"/>
    </style:style>
    <style:style style:name="表格1.A1" style:family="table-cell">
      <style:table-cell-properties style:vertical-align="top" fo:padding="0.097cm" fo:border-left="0.1pt solid #000000" fo:border-right="none" fo:border-top="0.1pt solid #000000" fo:border-bottom="0.1pt solid #000000" style:writing-mode="lr-tb"/>
    </style:style>
    <style:style style:name="表格1.C1" style:family="table-cell">
      <style:table-cell-properties style:vertical-align="top" fo:padding="0.097cm" fo:border="0.1pt solid #000000" style:writing-mode="lr-tb"/>
    </style:style>
    <style:style style:name="表格1.A2" style:family="table-cell">
      <style:table-cell-properties style:vertical-align="top" fo:padding="0.097cm" fo:border-left="0.1pt solid #000000" fo:border-right="none" fo:border-top="none" fo:border-bottom="0.1pt solid #000000" style:writing-mode="lr-tb"/>
    </style:style>
    <style:style style:name="表格1.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text-properties fo:font-size="20pt" fo:font-weight="bold" officeooo:paragraph-rsid="0014105a" style:font-size-asian="20pt" style:font-weight-asian="bold" style:font-size-complex="20pt" style:font-weight-complex="bold"/>
    </style:style>
    <style:style style:name="P2" style:family="paragraph" style:parent-style-name="Heading_20_1">
      <style:paragraph-properties fo:break-before="page"/>
    </style:style>
    <style:style style:name="P3" style:family="paragraph" style:parent-style-name="Title" style:master-page-name="Standard">
      <style:paragraph-properties style:page-number="auto"/>
    </style:style>
    <style:style style:name="P4" style:family="paragraph" style:parent-style-name="Footer">
      <style:text-properties fo:font-size="12pt" fo:font-weight="normal" officeooo:paragraph-rsid="0014105a" style:font-size-asian="12pt" style:font-weight-asian="normal" style:font-size-complex="12pt" style:font-weight-complex="normal"/>
    </style:style>
    <style:style style:name="P5" style:family="paragraph" style:parent-style-name="Footer">
      <style:text-properties officeooo:paragraph-rsid="0014105a"/>
    </style:style>
    <style:style style:name="P6" style:family="paragraph" style:parent-style-name="Footer">
      <style:text-properties officeooo:paragraph-rsid="0015dbd5"/>
    </style:style>
    <style:style style:name="P7" style:family="paragraph" style:parent-style-name="Footer">
      <style:text-properties officeooo:paragraph-rsid="0019454c"/>
    </style:style>
    <style:style style:name="P8" style:family="paragraph" style:parent-style-name="Footer">
      <style:text-properties officeooo:paragraph-rsid="0019a850"/>
    </style:style>
    <style:style style:name="P9" style:family="paragraph" style:parent-style-name="Footer">
      <style:text-properties officeooo:paragraph-rsid="001b8531"/>
    </style:style>
    <style:style style:name="P10" style:family="paragraph" style:parent-style-name="Footer">
      <style:text-properties officeooo:paragraph-rsid="001d8dda"/>
    </style:style>
    <style:style style:name="P11" style:family="paragraph" style:parent-style-name="Footer">
      <style:text-properties officeooo:paragraph-rsid="001f57df"/>
    </style:style>
    <style:style style:name="P12" style:family="paragraph" style:parent-style-name="Table_20_Contents_20__28_user_29_">
      <style:paragraph-properties fo:text-align="center" style:justify-single-word="false"/>
      <style:text-properties fo:font-size="20pt" officeooo:paragraph-rsid="0014105a" style:font-size-asian="20pt" style:font-size-complex="20pt"/>
    </style:style>
    <style:style style:name="P13" style:family="paragraph">
      <style:paragraph-properties fo:text-align="center"/>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3" style:family="text">
      <style:text-properties fo:font-size="12pt" fo:font-weight="bold" style:font-name-asian="Liberation Serif1" style:font-size-asian="12pt" style:font-weight-asian="bold" style:font-name-complex="Liberation Serif1" style:font-size-complex="12pt" style:font-weight-complex="bold"/>
    </style:style>
    <style:style style:name="T4"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3.5pt" style:font-weight-complex="normal"/>
    </style:style>
    <style:style style:name="T7" style:family="text">
      <style:text-properties fo:font-size="14pt" fo:font-style="italic" fo:font-weight="bold" style:font-size-asian="14pt" style:font-style-asian="italic" style:font-weight-asian="bold" style:font-size-complex="14pt" style:font-style-complex="italic" style:font-weight-complex="bold"/>
    </style:style>
    <style:style style:name="T8"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9" style:family="text">
      <style:text-properties fo:font-size="14pt" fo:font-weight="bold" style:font-name-asian="Liberation Serif1" style:font-size-asian="14pt" style:font-weight-asian="bold" style:font-name-complex="Liberation Serif1"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3.5pt" fo:font-weight="bold" style:font-name-asian="Liberation Serif1" style:font-size-asian="13.5pt" style:font-weight-asian="bold" style:font-name-complex="Liberation Serif1" style:font-size-complex="13.5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3.493cm" fo:min-width="1.05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3.493cm" fo:min-width="4.07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土地在线租赁平台系统需求说明书</text:span></text:p>
      <text:p text:style-name="P1"/>
      <text:p text:style-name="P1"/>
      <text:p text:style-name="P1"/>
      <text:p text:style-name="P1"/>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2">作者</text:p>
          </table:table-cell>
          <table:table-cell table:style-name="表格1.A1" office:value-type="string">
            <text:p text:style-name="P12">日期</text:p>
          </table:table-cell>
          <table:table-cell table:style-name="表格1.C1" office:value-type="string">
            <text:p text:style-name="P12">版本</text:p>
          </table:table-cell>
        </table:table-row>
        <table:table-row table:style-name="表格1.1">
          <table:table-cell table:style-name="表格1.A2" office:value-type="string">
            <text:p text:style-name="P12">Yekai</text:p>
          </table:table-cell>
          <table:table-cell table:style-name="表格1.A2" office:value-type="string">
            <text:p text:style-name="P12">2016.11</text:p>
          </table:table-cell>
          <table:table-cell table:style-name="表格1.C2" office:value-type="string">
            <text:p text:style-name="P12">v 1.0.0</text:p>
          </table:table-cell>
        </table:table-row>
      </table:table>
      <text:p text:style-name="P1"/>
      <text:h text:style-name="P2" text:outline-level="1"><text:span text:style-name="T7">1 引言</text:span></text:h>
      <text:h text:style-name="Heading_20_2" text:outline-level="2"><text:span text:style-name="T9"><text:s text:c="2"/></text:span><text:span text:style-name="T10">1.1 <text:s/>目的</text:span></text:h>
      <text:p text:style-name="P5"><text:span text:style-name="T9"><text:s text:c="6"/></text:span><text:span text:style-name="T3"><text:s/></text:span><text:span text:style-name="T4"><text:s/></text:span><text:span text:style-name="T5">为了能够清楚描述出土地在线租赁平台的具体功能和适用范围，为开发和使用人员提供本文档。同时也为测试人员提供基准。</text:span></text:p>
      <text:h text:style-name="Heading_20_2" text:outline-level="2"><text:span text:style-name="T4"><text:s text:c="3"/></text:span><text:span text:style-name="T10">1.2 <text:s/>范围</text:span></text:h>
      <text:p text:style-name="P5"><text:span text:style-name="T9"><text:s text:c="8"/></text:span><text:span text:style-name="T11"><text:s/></text:span><text:span text:style-name="T6">当前平台主要实现以下三个功能：一为土地承租人提供在线租赁选择以及租赁后的土地管理等工作，二为土地出租人提供土地在线出租信息发布和相应的土地状态管理工作，</text:span></text:p>
      <text:p text:style-name="P4">三为平台自生管理人员提供数据管理维护工作提供便利。</text:p>
      <text:p text:style-name="P5"><text:span text:style-name="T4"><text:s text:c="10"/></text:span><text:span text:style-name="T5">平台收益包括如下：一收取出租方每次出租租金的提层</text:span><text:span text:style-name="T4"> </text:span><text:span text:style-name="T5">二为出租方提供土地规范管理的维护费用（如地块分割</text:span><text:span text:style-name="T4"> </text:span><text:span text:style-name="T5">监控视频安装）</text:span><text:span text:style-name="T4"> </text:span><text:span text:style-name="T5">三代办费用（根据租客提出的要求打里田地的费用</text:span><text:span text:style-name="T4"> </text:span><text:span text:style-name="T5">定期寄送农场品服务等)</text:span></text:p>
      <text:p text:style-name="P5"><text:span text:style-name="T4"><text:s text:c="10"/></text:span><text:span text:style-name="T5">整个平台致力于为在长期在城市中的白领一族提供一个可以既可以在线又可以直接到实地体验种植农作物的乐趣，也能收获自己的劳动成果的绿色休闲平台。同时也给那些有空余土地的个人、地方政府以及一些农家乐或者度假村开创了新的营利点。</text:span></text:p>
      <text:h text:style-name="Heading_20_2" text:outline-level="2"><text:span text:style-name="T4"><text:s text:c="4"/></text:span><text:span text:style-name="T9"><text:s/></text:span><text:span text:style-name="T10">1.3 文档术语说明</text:span></text:h>
      <text:p text:style-name="P5"><text:span text:style-name="T9"><text:s text:c="9"/></text:span><text:span text:style-name="T5">租客：又名承租人</text:span><text:span text:style-name="T4"> </text:span><text:span text:style-name="T5">是指在通过平台进行承租土地的用户</text:span></text:p>
      <text:p text:style-name="P5"><text:span text:style-name="T4"><text:s text:c="12"/></text:span><text:span text:style-name="T5">出租方：在平台上提供土地的个人或在单位</text:span></text:p>
      <text:p text:style-name="P5"><text:span text:style-name="T4"><text:s text:c="12"/></text:span><text:span text:style-name="T5">地块：土地出租的最小单位</text:span><text:span text:style-name="T4"> </text:span><text:span text:style-name="T5">出租方提供的土地可以进行分割为地块</text:span><text:span text:style-name="T4"> </text:span></text:p>
      <text:p text:style-name="P5"/>
      <text:h text:style-name="Heading_20_1" text:outline-level="1"><text:span text:style-name="T8">2 总体描述</text:span></text:h>
      <text:h text:style-name="Heading_20_2" text:outline-level="2"><text:span text:style-name="T8"><text:s text:c="3"/>2.1 产品描述</text:span></text:h>
      <text:p text:style-name="P6"><text:span text:style-name="T8"><text:s text:c="8"/></text:span><text:span text:style-name="T2">本产品在整体上看是一个土地租赁与发布租赁以及提供相关服务的b/c平台。该平台有两个部分需要调用外部服务：视频监控 以及交易支付。</text:span></text:p>
      <text:p text:style-name="P6"><text:span text:style-name="T2">产品的整体概况可以参考下图：</text:span></text:p>
      <text:p text:style-name="P6"><draw:frame text:anchor-type="paragraph" draw:z-index="23" draw:style-name="gr11" svg:width="2.911cm" svg:height="0.507cm" svg:x="6.766cm" svg:y="3.272cm"><draw:text-box><text:p>收获/播种提醒</text:p></draw:text-box></draw:frame><draw:frame text:anchor-type="paragraph" draw:z-index="22" draw:style-name="gr11" svg:width="2.911cm" svg:height="0.502cm" svg:x="6.74cm" svg:y="2.558cm"><draw:text-box><text:p>地块信息管理</text:p></draw:text-box></draw:frame><draw:frame text:anchor-type="paragraph" draw:z-index="21" draw:style-name="gr5" svg:width="2.594cm" svg:height="0.502cm" svg:x="6.74cm" svg:y="1.79cm"><draw:text-box><text:p>视频上传发布</text:p></draw:text-box></draw:frame><draw:frame text:anchor-type="paragraph" draw:z-index="20" draw:style-name="gr3" svg:width="3.229cm" svg:height="0.503cm" svg:x="6.608cm" svg:y="0.864cm"><draw:text-box><text:p>金额交易</text:p></draw:text-box></draw:frame><draw:frame text:anchor-type="paragraph" draw:z-index="19" draw:style-name="gr10" svg:width="2.832cm" svg:height="0.609cm" svg:x="2.93cm" svg:y="2.875cm"><draw:text-box><text:p>监控地块情况</text:p></draw:text-box></draw:frame><draw:line text:anchor-type="paragraph" draw:z-index="18" draw:style-name="gr6" draw:text-style-name="P13" svg:x1="2.401cm" svg:y1="3.166cm" svg:x2="6.502cm" svg:y2="3.14cm"><text:p/></draw:line><draw:frame text:anchor-type="paragraph" draw:z-index="17" draw:style-name="gr3" svg:width="2.938cm" svg:height="0.503cm" svg:x="2.771cm" svg:y="1.976cm"><draw:text-box><text:p>下达带办任务</text:p></draw:text-box></draw:frame><draw:line text:anchor-type="paragraph" draw:z-index="16" draw:style-name="gr6" draw:text-style-name="P13" svg:x1="2.295cm" svg:y1="2.293cm" svg:x2="6.449cm" svg:y2="2.24cm"><text:p/></draw:line><draw:frame text:anchor-type="paragraph" draw:z-index="15" draw:style-name="gr9" svg:width="3.678cm" svg:height="0.583cm" svg:x="10.47cm" svg:y="3.431cm"><draw:text-box><text:p>提醒通知信息</text:p></draw:text-box></draw:frame><draw:line text:anchor-type="paragraph" draw:z-index="14" draw:style-name="gr6" draw:text-style-name="P13" svg:x1="9.941cm" svg:y1="3.616cm" svg:x2="15.021cm" svg:y2="3.616cm"><text:p/></draw:line><draw:frame text:anchor-type="paragraph" draw:z-index="13" draw:style-name="gr8" svg:width="3.599cm" svg:height="0.53cm" svg:x="10.629cm" svg:y="2.637cm"><draw:text-box><text:p>完成租下达需求任务</text:p></draw:text-box></draw:frame><draw:line text:anchor-type="paragraph" draw:z-index="12" draw:style-name="gr6" draw:text-style-name="P13" svg:x1="10.126cm" svg:y1="2.875cm" svg:x2="14.836cm" svg:y2="2.875cm"><text:p/></draw:line><draw:frame text:anchor-type="paragraph" draw:z-index="11" draw:style-name="gr7" svg:width="4.102cm" svg:height="1.001cm" svg:x="10.497cm" svg:y="1.759cm"><draw:text-box><text:p>设置当前区域种植信息</text:p></draw:text-box></draw:frame><draw:line text:anchor-type="paragraph" draw:z-index="10" draw:style-name="gr6" draw:text-style-name="P13" svg:x1="9.915cm" svg:y1="1.896cm" svg:x2="14.704cm" svg:y2="1.896cm"><text:p/></draw:line><draw:frame text:anchor-type="paragraph" draw:z-index="9" draw:style-name="gr7" svg:width="3.493cm" svg:height="1.001cm" svg:x="10.761cm" svg:y="0.758cm"><draw:text-box><text:p>通过平台发布土地</text:p></draw:text-box></draw:frame><draw:line text:anchor-type="paragraph" draw:z-index="8" draw:style-name="gr6" draw:text-style-name="P13" svg:x1="14.465cm" svg:y1="1.05cm" svg:x2="10.126cm" svg:y2="1.076cm"><text:p/></draw:line><draw:frame text:anchor-type="paragraph" draw:z-index="7" draw:style-name="gr4" svg:width="2.541cm" svg:height="0.502cm" svg:x="3.009cm" svg:y="0.626cm"><draw:text-box><text:p>选择土地租赁</text:p></draw:text-box></draw:frame><draw:line text:anchor-type="paragraph" draw:z-index="6" draw:style-name="gr6" draw:text-style-name="P13" svg:x1="2.454cm" svg:y1="0.997cm" svg:x2="6.37cm" svg:y2="0.997cm"><text:p/></draw:line><draw:frame text:anchor-type="paragraph" draw:z-index="5" draw:style-name="gr5" svg:width="1.721cm" svg:height="0.502cm" svg:x="14.492cm" svg:y="4.119cm"><draw:text-box><text:p>出租方</text:p></draw:text-box></draw:frame><draw:frame text:anchor-type="paragraph" draw:z-index="4" draw:style-name="gr4" svg:width="2.25cm" svg:height="0.502cm" svg:x="6.899cm" svg:y="4.277cm"><draw:text-box><text:p>平台</text:p></draw:text-box></draw:frame><draw:frame text:anchor-type="paragraph" draw:z-index="3" draw:style-name="gr3" svg:width="1.641cm" svg:height="0.503cm" svg:x="1.501cm" svg:y="4.145cm"><draw:text-box><text:p>租客</text:p></draw:text-box></draw:frame><draw:custom-shape text:anchor-type="paragraph" draw:z-index="0" draw:style-name="gr1" svg:width="1.059cm" svg:height="3.493cm" svg:x="1.528cm" svg:y="0.415cm"><text:p/><draw:enhanced-geometry svg:viewBox="0 0 21600 21600" draw:type="rectangle" draw:enhanced-path="M 0 0 L 21600 0 21600 21600 0 21600 0 0 Z N"/></draw:custom-shape><draw:custom-shape text:anchor-type="paragraph" draw:z-index="2" draw:style-name="gr1" svg:width="1.059cm" svg:height="3.493cm" svg:x="14.466cm" svg:y="0.388cm"><text:p/><draw:enhanced-geometry svg:viewBox="0 0 21600 21600" draw:type="rectangle" draw:enhanced-path="M 0 0 L 21600 0 21600 21600 0 21600 0 0 Z N"/></draw:custom-shape><draw:custom-shape text:anchor-type="paragraph" draw:z-index="1" draw:style-name="gr2" svg:width="4.075cm" svg:height="3.493cm" svg:x="6.052cm" svg:y="0.415cm"><text:p/><draw:enhanced-geometry svg:viewBox="0 0 21600 21600" draw:type="rectangle" draw:enhanced-path="M 0 0 L 21600 0 21600 21600 0 21600 0 0 Z N"/></draw:custom-shap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text:span text:style-name="T2"><text:s text:c="2"/></text:span><text:span text:style-name="T8">2.2 用户特点</text:span></text:p>
      <text:p text:style-name="P6"><text:span text:style-name="T2"><text:s text:c="16"/>租客:此类用户绝大部分是大城市的白领，他们平时工作压力大而且接触农田方便的时间比较少，在此平台主要是为放松心情以及体验农田作业的乐趣。他们租赁的地块大部</text:span><text:soft-page-break/><text:span text:style-name="T2">分时间是通过平台下达操作任务，周六日也可能会直接到出租方的实地进行操作。</text:span></text:p>
      <text:p text:style-name="P6"><text:span text:style-name="T2"><text:s text:c="2"/></text:span></text:p>
      <text:p text:style-name="P6"><text:span text:style-name="T2"><text:s text:c="13"/>出租方：出租方主要是个人 度假村机构以及政府合作机构，这类用户他们需要时时掌握租客发布的任务信息进行操作。同时在租客到达现场时候还要能够及时提供必要的服务协助。所以说他们是平台的用户 也是平台的线下工作人员。</text:span></text:p>
      <text:p text:style-name="P6"><text:span text:style-name="T2"/></text:p>
      <text:p text:style-name="P6"><text:span text:style-name="T2"/></text:p>
      <text:p text:style-name="P8"><text:span text:style-name="T8">2.3 产品功能</text:span></text:p>
      <text:p text:style-name="P8"><text:span text:style-name="T8"><text:s text:c="13"/></text:span><text:span text:style-name="T2">当前平台从宏观上可以非为三部分功能：租客服务功能 出租房服务功能 以及平台管理功能。</text:span></text:p>
      <text:p text:style-name="P8"><text:span text:style-name="T2"><text:s text:c="14"/>租客服务功能：</text:span></text:p>
      <text:p text:style-name="P8"><text:span text:style-name="T2"><text:s text:c="25"/>1）信息服务：查询当前平台上的地块信息（各种组合查询）</text:span></text:p>
      <text:p text:style-name="P8"><text:span text:style-name="T2"><text:s text:c="51"/>查询种植时节信息（什么时候 什么土地适合种植啥）</text:span></text:p>
      <text:p text:style-name="P8"><text:span text:style-name="T2"><text:s text:c="51"/>查询当前租赁情况以及当前种植情况</text:span></text:p>
      <text:p text:style-name="P8"><text:span text:style-name="T2"><text:s text:c="51"/>查询种植技术信息</text:span></text:p>
      <text:p text:style-name="P8"><text:span text:style-name="T2"><text:s text:c="51"/>查看下达任务完成情况</text:span></text:p>
      <text:p text:style-name="P8"><text:span text:style-name="T2"><text:s text:c="51"/></text:span></text:p>
      <text:p text:style-name="P8"><text:span text:style-name="T2"><text:s text:c="25"/>2）地块操作：地块的租赁 退租以及续租操作</text:span></text:p>
      <text:p text:style-name="P9"><text:span text:style-name="T2"><text:s text:c="51"/>下达地块种植任务</text:span></text:p>
      <text:p text:style-name="P9"><text:span text:style-name="T2"><text:s text:c="52"/></text:span></text:p>
      <text:p text:style-name="P9"><text:span text:style-name="T2"><text:s text:c="25"/>3）互动功能：实际到地预约</text:span></text:p>
      <text:p text:style-name="P9"><text:span text:style-name="T2"><text:s text:c="51"/>接受出租房信息推送</text:span></text:p>
      <text:p text:style-name="P9"><text:span text:style-name="T2"><text:s text:c="51"/></text:span></text:p>
      <text:p text:style-name="P9"><text:span text:style-name="T2"/></text:p>
      <text:p text:style-name="P9"><text:span text:style-name="T2"/></text:p>
      <text:p text:style-name="P9"><text:span text:style-name="T2"><text:s text:c="16"/>出租方服务功能：</text:span></text:p>
      <text:p text:style-name="P9"><text:span text:style-name="T2"><text:s text:c="27"/>1）信息服务：发布拥有地块信息</text:span></text:p>
      <text:p text:style-name="P9"><text:span text:style-name="T2"><text:s text:c="53"/>维护分布土地种植信息（当前地方节气 播种信息）</text:span></text:p>
      <text:p text:style-name="P10"><text:span text:style-name="T2"><text:s text:c="53"/>租客任务完成情况维护</text:span></text:p>
      <text:p text:style-name="P10"><text:span text:style-name="T2"><text:s text:c="27"/>2）地块管理：根据每日导出的租客任务进行地块操作</text:span></text:p>
      <text:p text:style-name="P10"><text:span text:style-name="T2"><text:s text:c="53"/>监控农作物生长情况及时推送信息提醒</text:span></text:p>
      <text:p text:style-name="P10"><text:span text:style-name="T2"/></text:p>
      <text:p text:style-name="P10"><text:span text:style-name="T2"><text:s text:c="18"/>平台管理：</text:span></text:p>
      <text:p text:style-name="P10"><text:span text:style-name="T2"><text:s text:c="32"/>信息服务：租客/出租方的注册登陆注销功能 以及用户信息更新</text:span></text:p>
      <text:p text:style-name="P11"><text:span text:style-name="T2"><text:s text:c="52"/>地块的实时视频监控</text:span></text:p>
      <text:p text:style-name="P11"><text:span text:style-name="T2"><text:s text:c="52"/>智能化提醒：根据当前地块上的种植物查询对应的播种信息进<text:tab/><text:tab/> <text:s text:c="12"/>行定期提醒</text:span></text:p>
      <text:p text:style-name="P11"><text:span text:style-name="T2"><text:s text:c="52"/>报表定期查询导出</text:span></text:p>
      <text:p text:style-name="P11"><text:span text:style-name="T2"><text:s text:c="52"/>在线支付实现 <text:s text:c="49"/></text:span></text:p>
      <text:p text:style-name="P8"><text:span text:style-name="T2"><text:s text:c="51"/></text:span></text:p>
      <text:p text:style-name="P8"><text:span text:style-name="T2"><text:s text:c="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_20__28_user_29_" style:display-name="Table Contents (user)" style:family="paragraph" style:parent-style-name="Standard">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21:37:47.658203380</meta:creation-date>
    <dc:date>2016-11-17T22:56:31.948476749</dc:date>
    <meta:editing-duration>PT46M58S</meta:editing-duration>
    <meta:editing-cycles>11</meta:editing-cycles>
    <meta:generator>LibreOffice/4.3.7.2$Linux_X86_64 LibreOffice_project/430$Build-2</meta:generator>
    <meta:document-statistic meta:table-count="1" meta:image-count="0" meta:object-count="0" meta:page-count="3" meta:paragraph-count="56" meta:word-count="1140" meta:character-count="2506" meta:non-whitespace-character-count="1168"/>
  </office:meta>
</office:document-meta>
</file>